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text-align="center" style:justify-single-word="false"/>
      <style:text-properties fo:font-size="14pt" style:font-size-asian="14pt" style:font-size-complex="14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406b7"/>
    </style:style>
    <style:style style:name="P4" style:family="paragraph" style:parent-style-name="Standard">
      <style:paragraph-properties fo:line-height="115%" fo:text-align="justify" style:justify-single-word="false"/>
    </style:style>
    <style:style style:name="P5" style:family="paragraph" style:parent-style-name="Standard">
      <style:paragraph-properties fo:line-height="115%" fo:text-align="justify"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1e472b"/>
    </style:style>
    <style:style style:name="P8" style:family="paragraph" style:parent-style-name="Standard">
      <style:paragraph-properties fo:text-align="justify" style:justify-single-word="false"/>
      <style:text-properties officeooo:paragraph-rsid="002469eb"/>
    </style:style>
    <style:style style:name="P9" style:family="paragraph" style:parent-style-name="Standard">
      <style:paragraph-properties fo:text-align="justify" style:justify-single-word="false"/>
      <style:text-properties officeooo:paragraph-rsid="00270951"/>
    </style:style>
    <style:style style:name="P10" style:family="paragraph" style:parent-style-name="Standard">
      <style:paragraph-properties fo:text-align="justify" style:justify-single-word="false"/>
      <style:text-properties officeooo:rsid="002c474d" officeooo:paragraph-rsid="002d2687"/>
    </style:style>
    <style:style style:name="P11" style:family="paragraph" style:parent-style-name="Heading_20_2">
      <style:paragraph-properties fo:text-align="center" style:justify-single-word="false"/>
      <style:text-properties fo:font-size="14pt" style:font-size-asian="14pt" style:font-size-complex="14pt"/>
    </style:style>
    <style:style style:name="T1" style:family="text">
      <style:text-properties officeooo:rsid="00109486"/>
    </style:style>
    <style:style style:name="T2" style:family="text">
      <style:text-properties fo:color="#ce181e"/>
    </style:style>
    <style:style style:name="T3" style:family="text">
      <style:text-properties fo:color="#ce181e" style:text-underline-style="solid" style:text-underline-width="auto" style:text-underline-color="font-color"/>
    </style:style>
    <style:style style:name="T4" style:family="text">
      <style:text-properties fo:color="#ce181e" style:text-underline-style="solid" style:text-underline-width="auto" style:text-underline-color="font-color" officeooo:rsid="001fc538"/>
    </style:style>
    <style:style style:name="T5" style:family="text">
      <style:text-properties fo:color="#ce181e" style:text-underline-style="solid" style:text-underline-width="auto" style:text-underline-color="font-color" officeooo:rsid="0025e856"/>
    </style:style>
    <style:style style:name="T6" style:family="text">
      <style:text-properties fo:color="#ce181e" fo:background-color="#fff200" loext:char-shading-value="0"/>
    </style:style>
    <style:style style:name="T7" style:family="text">
      <style:text-properties fo:color="#ce181e" officeooo:rsid="0010953b" fo:background-color="#fff200" loext:char-shading-value="0"/>
    </style:style>
    <style:style style:name="T8" style:family="text">
      <style:text-properties fo:color="#ce181e" officeooo:rsid="0010df40" fo:background-color="#fff200" loext:char-shading-value="0"/>
    </style:style>
    <style:style style:name="T9" style:family="text">
      <style:text-properties fo:color="#ce181e" officeooo:rsid="0019b37b" fo:background-color="#fff200" loext:char-shading-value="0"/>
    </style:style>
    <style:style style:name="T10" style:family="text">
      <style:text-properties fo:color="#ce181e" officeooo:rsid="001a9098" fo:background-color="#fff200" loext:char-shading-value="0"/>
    </style:style>
    <style:style style:name="T11" style:family="text">
      <style:text-properties fo:color="#ce181e" fo:background-color="#fff200" loext:char-shading-value="0"/>
    </style:style>
    <style:style style:name="T12" style:family="text">
      <style:text-properties fo:color="#ce181e" officeooo:rsid="001e472b" fo:background-color="#fff200" loext:char-shading-value="0"/>
    </style:style>
    <style:style style:name="T13" style:family="text">
      <style:text-properties fo:color="#ce181e" officeooo:rsid="001fc538" fo:background-color="#fff200" loext:char-shading-value="0"/>
    </style:style>
    <style:style style:name="T14" style:family="text">
      <style:text-properties fo:color="#ce181e" officeooo:rsid="00229fc3" fo:background-color="#fff200" loext:char-shading-value="0"/>
    </style:style>
    <style:style style:name="T15" style:family="text">
      <style:text-properties fo:color="#ce181e" officeooo:rsid="002469eb" fo:background-color="#fff200" loext:char-shading-value="0"/>
    </style:style>
    <style:style style:name="T16" style:family="text">
      <style:text-properties fo:color="#ce181e" officeooo:rsid="0024ceab" fo:background-color="#fff200" loext:char-shading-value="0"/>
    </style:style>
    <style:style style:name="T17" style:family="text">
      <style:text-properties fo:color="#ce181e" officeooo:rsid="0025e856" fo:background-color="#fff200" loext:char-shading-value="0"/>
    </style:style>
    <style:style style:name="T18" style:family="text">
      <style:text-properties fo:color="#ce181e" officeooo:rsid="00275ad7" fo:background-color="#fff200" loext:char-shading-value="0"/>
    </style:style>
    <style:style style:name="T19" style:family="text">
      <style:text-properties fo:color="#ce181e" officeooo:rsid="0028dff8" fo:background-color="#fff200" loext:char-shading-value="0"/>
    </style:style>
    <style:style style:name="T20" style:family="text">
      <style:text-properties fo:color="#ce181e" officeooo:rsid="00290c4b" fo:background-color="#fff200" loext:char-shading-value="0"/>
    </style:style>
    <style:style style:name="T21" style:family="text">
      <style:text-properties fo:color="#ce181e" officeooo:rsid="0029af65" fo:background-color="#fff200" loext:char-shading-value="0"/>
    </style:style>
    <style:style style:name="T22" style:family="text">
      <style:text-properties fo:color="#ce181e" officeooo:rsid="0029af65" fo:background-color="#fff200" loext:char-shading-value="0"/>
    </style:style>
    <style:style style:name="T23" style:family="text">
      <style:text-properties fo:color="#ce181e" officeooo:rsid="002ab548" fo:background-color="#fff200" loext:char-shading-value="0"/>
    </style:style>
    <style:style style:name="T24" style:family="text">
      <style:text-properties fo:color="#ce181e" style:text-underline-style="none" fo:background-color="#b2b2b2" loext:char-shading-value="0"/>
    </style:style>
    <style:style style:name="T25" style:family="text">
      <style:text-properties fo:color="#ce181e" fo:background-color="#b2b2b2" loext:char-shading-value="0"/>
    </style:style>
    <style:style style:name="T26" style:family="text">
      <style:text-properties fo:color="#ce181e" fo:background-color="#999999" loext:char-shading-value="0"/>
    </style:style>
    <style:style style:name="T27" style:family="text">
      <style:text-properties fo:color="#ce181e" officeooo:rsid="0010df40"/>
    </style:style>
    <style:style style:name="T28" style:family="text">
      <style:text-properties fo:color="#ce181e" officeooo:rsid="001fc538"/>
    </style:style>
    <style:style style:name="T29" style:family="text">
      <style:text-properties fo:color="#ce181e" officeooo:rsid="0025e856"/>
    </style:style>
    <style:style style:name="T30" style:family="text">
      <style:text-properties fo:color="#ce181e" officeooo:rsid="00290c4b"/>
    </style:style>
    <style:style style:name="T31" style:family="text">
      <style:text-properties fo:color="#ce181e" officeooo:rsid="0029af65"/>
    </style:style>
    <style:style style:name="T32" style:family="text">
      <style:text-properties fo:color="#ce181e" officeooo:rsid="002ef53d"/>
    </style:style>
    <style:style style:name="T33" style:family="text">
      <style:text-properties officeooo:rsid="0010953b"/>
    </style:style>
    <style:style style:name="T34" style:family="text">
      <style:text-properties fo:color="#000000" officeooo:rsid="0010df40" fo:background-color="#ffffff" loext:char-shading-value="0"/>
    </style:style>
    <style:style style:name="T35" style:family="text">
      <style:text-properties officeooo:rsid="00113136"/>
    </style:style>
    <style:style style:name="T36" style:family="text">
      <style:text-properties officeooo:rsid="001406b7"/>
    </style:style>
    <style:style style:name="T37" style:family="text">
      <style:text-properties officeooo:rsid="0015873b"/>
    </style:style>
    <style:style style:name="T38" style:family="text">
      <style:text-properties officeooo:rsid="00185d51"/>
    </style:style>
    <style:style style:name="T39" style:family="text">
      <style:text-properties officeooo:rsid="001a9098"/>
    </style:style>
    <style:style style:name="T40" style:family="text">
      <style:text-properties officeooo:rsid="001e472b"/>
    </style:style>
    <style:style style:name="T41" style:family="text">
      <style:text-properties officeooo:rsid="001fc538"/>
    </style:style>
    <style:style style:name="T42" style:family="text">
      <style:text-properties officeooo:rsid="00229fc3"/>
    </style:style>
    <style:style style:name="T43" style:family="text">
      <style:text-properties officeooo:rsid="002469eb"/>
    </style:style>
    <style:style style:name="T44" style:family="text">
      <style:text-properties officeooo:rsid="0024ceab"/>
    </style:style>
    <style:style style:name="T45" style:family="text">
      <style:text-properties officeooo:rsid="0025e856"/>
    </style:style>
    <style:style style:name="T46" style:family="text">
      <style:text-properties officeooo:rsid="00275ad7"/>
    </style:style>
    <style:style style:name="T47" style:family="text">
      <style:text-properties officeooo:rsid="0028dff8"/>
    </style:style>
    <style:style style:name="T48" style:family="text">
      <style:text-properties officeooo:rsid="00290c4b"/>
    </style:style>
    <style:style style:name="T49" style:family="text">
      <style:text-properties officeooo:rsid="0029af65"/>
    </style:style>
    <style:style style:name="T50" style:family="text">
      <style:text-properties officeooo:rsid="002ab548"/>
    </style:style>
    <style:style style:name="T51" style:family="text">
      <style:text-properties officeooo:rsid="002d2687"/>
    </style:style>
    <style:style style:name="T52" style:family="text">
      <style:text-properties officeooo:rsid="002ef53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Touch, rm, names with spaces</text:h>
      <text:p text:style-name="P2"><text:tab/>I'm going to <text:span text:style-name="T1">learn </text:span>how to <text:span text:style-name="T3">create</text:span><text:span text:style-name="T2"> files and </text:span><text:span text:style-name="T3">delete</text:span><text:span text:style-name="T2"> files</text:span>. So to see what's happening in the file system, I'm going to open the file browser by clicking the tab File Browser here.</text:p>
      <text:p text:style-name="P2"><text:tab/><text:span text:style-name="T1">U</text:span>sing <text:span text:style-name="T24">nano</text:span> <text:span text:style-name="T33">to create a file.</text:span> <text:span text:style-name="T6">nano f</text:span>, for example, <text:span text:style-name="T2">will create that file when </text:span><text:span text:style-name="T3">you write up out</text:span>. <text:span text:style-name="T1">By using </text:span><text:span text:style-name="T6">Control O</text:span> to write out. And I can exit the program, <text:span text:style-name="T6">Control X</text:span>.</text:p>
      <text:p text:style-name="P2"><text:tab/>Another simpler way to <text:span text:style-name="T33">create a file is </text:span>to use <text:span text:style-name="T25">touch</text:span>. Le'ts try <text:span text:style-name="T6">touch file</text:span> and Enter. It will just create an empty file just here. <text:span text:style-name="T33">There is</text:span> anything because it's an empty file. Right, let's go back to the file browser.</text:p>
      <text:p text:style-name="P2"><text:span text:style-name="T33"><text:tab/>T</text:span>o <text:span text:style-name="T2">delete</text:span> the file is remove with <text:span text:style-name="T26">rm</text:span>. <text:span text:style-name="T7">r</text:span><text:span text:style-name="T6">m </text:span><text:span text:style-name="T7">file_name</text:span> OK. <text:span text:style-name="T33">The file_name was</text:span> <text:span text:style-name="T2">completely deleted</text:span>.</text:p>
      <text:p text:style-name="P2"><text:tab/>Let's try to create a file <text:span text:style-name="T2">with a </text:span><text:span text:style-name="T3">space</text:span><text:span text:style-name="T2"> in the name</text:span>. <text:span text:style-name="T6">touch my file</text:span>, Enter. Oh, and as you can see <text:span text:style-name="T27">we</text:span><text:span text:style-name="T2"> have two files</text:span> : the file my and file file. If I list here, I have the file file, the file my. All right, and let's <text:span text:style-name="T2">try to create that file </text:span><text:span text:style-name="T3">with a space in it</text:span>. To do that, I'm going to use <text:span text:style-name="T6">touch </text:span><text:span text:style-name="T8">first_part</text:span><text:span text:style-name="T6">\ <text:s/></text:span><text:span text:style-name="T8">second_part</text:span><text:span text:style-name="T34">,</text:span><text:span text:style-name="T8"> </text:span>And this will create, indeed, a file that is named my space file. And if I am <text:span text:style-name="T2">to remove it</text:span>, it's the same way. So remove <text:span text:style-name="T6">rm my\ file</text:span>.</text:p>
      <text:p text:style-name="P2"/>
      <text:p text:style-name="P4"><text:span text:style-name="T35"><text:tab/>I</text:span> can also <text:span text:style-name="T2">use </text:span><text:span text:style-name="T3">single quotes</text:span>. So <text:span text:style-name="T6">touch 'my file'</text:span>. And it will create the my file file.</text:p>
      <text:p text:style-name="P3"><text:span text:style-name="T36"><text:tab/>If I type a single quote mark and press Enter key without closing it, I will get a</text:span> command line prompt. But it's not because it starts with a greater than sign. And to finish <text:span text:style-name="T36">it</text:span>, <text:span text:style-name="T36">I</text:span> have to <text:span text:style-name="T2">close the single quote</text:span>. <text:span text:style-name="T36">Other signs such as bracket and parentheses would make the same situation. </text:span></text:p>
      <text:p text:style-name="P2"><text:tab/><text:span text:style-name="T37">I will learn</text:span> another way to <text:span text:style-name="T3">get unstuck</text:span> from this situation. <text:span text:style-name="T37">I</text:span> can type <text:span text:style-name="T6">Control D</text:span>. And Control D will say this is the end of the reading of the name of the input, something like that. <text:span text:style-name="T2">Sometimes you will have to </text:span><text:span text:style-name="T3">type twice the Control D</text:span>.</text:p>
      <text:p text:style-name="P2"/>
      <text:h text:style-name="P1" text:outline-level="2">cat less</text:h>
      <text:p text:style-name="P2"/>
      <text:p text:style-name="P2"/>
      <text:p text:style-name="P4"><text:span text:style-name="T38"><text:tab/>L</text:span>et's try to <text:span text:style-name="T2">write a file</text:span>. So for example, <text:span text:style-name="T6">nano/</text:span><text:span text:style-name="T9">emacse</text:span><text:span text:style-name="T6"> file.txt</text:span>. And here I can write a file.</text:p>
      <text:p text:style-name="P2"><text:tab/>Now to <text:span text:style-name="T3">read a file</text:span> in a fast manner <text:span text:style-name="T39">I</text:span> can use the <text:span text:style-name="T2">cat command</text:span>, <text:span text:style-name="T11">cat file_</text:span><text:span text:style-name="T10">name</text:span><text:span text:style-name="T11">.txt</text:span>, And it will just output the content of the file.</text:p>
      <text:p text:style-name="P2"><text:tab/><text:span text:style-name="T11">echo [option] [string]</text:span>. <text:span text:style-name="T2">echo command</text:span> in linux is used t<text:span text:style-name="T2">o display line of text/string that are passed as an argument</text:span> . This is a built in command that is mostly used in shell scripts and batch files to output status text to the screen or a file.</text:p>
      <text:p text:style-name="P7"><text:tab/>Another way to <text:span text:style-name="T2">create a file very fast</text:span> with content inside is <text:span text:style-name="T3">to redirect the output of a command within a file</text:span>. Let me explain that with an echo command. I can <text:span text:style-name="T2">redirect the output of a command inside a file instead of printing it in the screen</text:span>. So to do that, <text:span text:style-name="T11">echo "hello world"&gt; name_</text:span><text:span text:style-name="T12">file.txt</text:span> <text:span text:style-name="T40">then </text:span>type <text:span text:style-name="T11">Enter</text:span>.</text:p>
      <text:p text:style-name="P7"><text:tab/><text:span text:style-name="T40">I can redirect the output of any file in another file by </text:span><text:span text:style-name="T12">out_put &gt; input_file</text:span><text:span text:style-name="T40">. This is a kind of copying a file to another file.</text:span></text:p>
      <text:p text:style-name="P7"/>
      <text:p text:style-name="P7"/>
      <text:p text:style-name="P2"><text:span text:style-name="T41"><text:tab/>A</text:span>nother way how to use cat to create a file <text:span text:style-name="T41">is </text:span><text:span text:style-name="T13">cat &gt; file_name</text:span><text:span text:style-name="T41">, in this way, I have to type the contents of the new file. When I am </text:span><text:span text:style-name="T28">at the </text:span><text:span text:style-name="T4">end</text:span><text:span text:style-name="T28"> of a written line</text:span><text:span text:style-name="T41">, I have to press </text:span><text:span text:style-name="T13">Control D</text:span><text:span text:style-name="T41"> </text:span><text:span text:style-name="T28">twice to exit</text:span><text:span text:style-name="T41">. If I am </text:span><text:span text:style-name="T28">at the </text:span><text:span text:style-name="T4">beginning</text:span><text:span text:style-name="T28"> of a new file</text:span><text:span text:style-name="T41">, I have to press </text:span><text:span text:style-name="T13">Control D</text:span><text:span text:style-name="T41"> noce.</text:span></text:p>
      <text:p text:style-name="P2"><text:span text:style-name="T42"><text:tab/>L</text:span>et's go now <text:span text:style-name="T2">to cat some </text:span><text:span text:style-name="T3">big files</text:span> and see the problem. <text:span text:style-name="T42">If the file is too big some in some terminal, we will not be able to scroll the terminal in order to see its contents. The remedy for this situation is that we put its content in a new file text and then open it in a text editor.</text:span></text:p>
      <text:p text:style-name="P8"><text:soft-page-break/><text:tab/><text:span text:style-name="T42">Another remedy is the use of pipe (</text:span><text:span text:style-name="T14">|</text:span><text:span text:style-name="T42">), for example, </text:span><text:span text:style-name="T14">output_command-1 | input_command_2</text:span><text:span text:style-name="T42">. Here the command for see the contents of a big file is the </text:span><text:span text:style-name="T14">more command</text:span><text:span text:style-name="T42">. Thus, the command will be in this case <text:s/></text:span><text:span text:style-name="T14">output_command-1 | </text:span><text:span text:style-name="T15">more</text:span>. <text:span text:style-name="T43">To scroll down, I will press </text:span><text:span text:style-name="T15">Space key</text:span><text:span text:style-name="T43">. I can leave the more command without reading the entire text by typing </text:span><text:span text:style-name="T15">q</text:span><text:span text:style-name="T43"> or </text:span><text:span text:style-name="T15">Control </text:span><text:span text:style-name="T16">C</text:span><text:span text:style-name="T43">.</text:span></text:p>
      <text:p text:style-name="P2"><text:tab/>I want to <text:span text:style-name="T44">learn</text:span> another command that is <text:span text:style-name="T2">more advanced than more</text:span>. So let's <text:span text:style-name="T11">cat /etc/services </text:span><text:span text:style-name="T16">| </text:span><text:span text:style-name="T11">less</text:span>. less is a more advanced program than the more command. And I can <text:span text:style-name="T2">scroll through the document using </text:span><text:span text:style-name="T3">arrows</text:span><text:span text:style-name="T2">, so down and up</text:span>, which you can't do with the more command. I can also use <text:span text:style-name="T11">j</text:span><text:span text:style-name="T2"> to scroll one line at a time to down</text:span>, and <text:span text:style-name="T11">k</text:span><text:span text:style-name="T2"> one line up so it goes up</text:span>. I can also use the <text:span text:style-name="T2">spacebar to scroll page by page</text:span>, and I <text:span text:style-name="T2">can also go to t</text:span><text:span text:style-name="T3">he </text:span><text:span text:style-name="T5">end</text:span><text:span text:style-name="T3"> of the document with uppercase G</text:span>, and <text:span text:style-name="T3">lowercase g is the beginning</text:span><text:span text:style-name="T2"> of the document</text:span>.</text:p>
      <text:p text:style-name="P9"><text:tab/><text:span text:style-name="T45">I can also read a big file with </text:span><text:span text:style-name="T29">more/less command</text:span><text:span text:style-name="T45">. </text:span><text:span text:style-name="T17">More/less file_name</text:span><text:span text:style-name="T45">. </text:span></text:p>
      <text:p text:style-name="P9"><text:span text:style-name="T45"><text:tab/>To </text:span><text:span text:style-name="T5">search forward</text:span><text:span text:style-name="T45"> a string in a more or less commadn, we type </text:span><text:span text:style-name="T17">/searched_string</text:span><text:span text:style-name="T45">. To find a next match, I will type </text:span><text:span text:style-name="T17">n</text:span><text:span text:style-name="T45"> bottom. </text:span>To go back to the <text:span text:style-name="T3">previous match</text:span><text:span text:style-name="T2">, you can hit uppercase </text:span><text:span text:style-name="T11">N</text:span><text:span text:style-name="T2"> </text:span>and it goes to the previous match.</text:p>
      <text:p text:style-name="P2"><text:span text:style-name="T46"><text:tab/>I</text:span>f <text:span text:style-name="T46">I</text:span> want to do a <text:span text:style-name="T3">backward search</text:span>, It's the <text:span text:style-name="T2">question mark</text:span> <text:span text:style-name="T46">(</text:span><text:span text:style-name="T18">?</text:span><text:span text:style-name="T46">)</text:span> <text:span text:style-name="T46">which I should use</text:span>. <text:span text:style-name="T46">I</text:span> can do the same with a small <text:span text:style-name="T11">n</text:span><text:span text:style-name="T2"> or big </text:span><text:span text:style-name="T11">N</text:span><text:span text:style-name="T2"> to go back and forth</text:span>, the next matches.</text:p>
      <text:p text:style-name="P2"/>
      <text:h text:style-name="P1" text:outline-level="2">mkdir, rm -r</text:h>
      <text:p text:style-name="P2"/>
      <text:p text:style-name="P2"><text:span text:style-name="T47">F</text:span>irst, <text:span text:style-name="T47">I</text:span> will create a folder in the home directory. So the command to do that is <text:span text:style-name="T11">mkdir</text:span>, to make directory: <text:span text:style-name="T11">mkdir </text:span><text:span text:style-name="T19">directory_name</text:span><text:span text:style-name="T47">.</text:span></text:p>
      <text:p text:style-name="P2"><text:tab/>I have to <text:span text:style-name="T3">recursively delete</text:span><text:span text:style-name="T2"> the folder and the subfolders</text:span>, so I have to do <text:span text:style-name="T11">rm -r </text:span><text:span text:style-name="T20">folder_name</text:span>. I <text:span text:style-name="T48">will</text:span>, indeed, <text:span text:style-name="T2">delet</text:span><text:span text:style-name="T30">e</text:span><text:span text:style-name="T2"> folder and all the content</text:span>. So <text:span text:style-name="T48">I</text:span> have to be very careful because <text:span text:style-name="T2">it's very powerful</text:span>, and <text:span text:style-name="T48">I</text:span> can get rid of a whole folder without any notice.</text:p>
      <text:p text:style-name="P2"><text:tab/><text:span text:style-name="T49">I can add an option to -r to ask which file and directory I want to delete before deleting it. Thus, the command will be </text:span><text:span text:style-name="T22">rm -ri folder_name</text:span><text:span text:style-name="T49">. Another way to circumvent answering yes multiple time is the use of pipe, for example, </text:span><text:span text:style-name="T22">yes | rm -ri folder_name</text:span><text:span text:style-name="T49">. </text:span></text:p>
      <text:p text:style-name="P2"><text:tab/><text:span text:style-name="T50">I can make several directories in one time by </text:span><text:span text:style-name="T23">mkdir folder1 folder2 …</text:span>.</text:p>
      <text:p text:style-name="P10"><text:tab/>In order to create many directories in one command within previous director<text:span text:style-name="T51">ies</text:span>, we use <text:s/><text:span text:style-name="T11">mkdir -p D1/D2/D3/D4/D5</text:span>.</text:p>
      <text:p text:style-name="P2"><text:span text:style-name="T51"><text:tab/>B</text:span>e careful. <text:span text:style-name="T51">I</text:span> have to use the i option of the remove command. So if you go to the help, you will have a little bit of help for the remove command. And here <text:span text:style-name="T52">I</text:span> see that <text:span text:style-name="T52">I</text:span> can always prompt before removing with an <text:span text:style-name="T52">i (option)</text:span>. And <text:span text:style-name="T32">I</text:span><text:span text:style-name="T2"> can never prompt with an </text:span><text:span text:style-name="T3">f</text:span><text:span text:style-name="T2"> </text:span><text:span text:style-name="T32">(option) </text:span><text:span text:style-name="T2">also</text:span>. This is very dangero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3T00:43:13.263991369</meta:creation-date>
    <dc:date>2019-05-19T19:53:47.362021625</dc:date>
    <meta:editing-duration>PT1H13M31S</meta:editing-duration>
    <meta:editing-cycles>6</meta:editing-cycles>
    <meta:generator>LibreOffice/6.0.7.3$Linux_X86_64 LibreOffice_project/00m0$Build-3</meta:generator>
    <meta:document-statistic meta:table-count="0" meta:image-count="0" meta:object-count="0" meta:page-count="2" meta:paragraph-count="29" meta:word-count="1129" meta:character-count="5693" meta:non-whitespace-character-count="4562"/>
  </office:meta>
</office:document-meta>
</file>